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3" office:value-type="string">
            <text:p>Key</text:p>
          </table:table-cell>
          <table:table-cell table:style-name="ce13" office:value-type="string" table:number-columns-spanned="4" table:number-rows-spanned="1">
            <text:p>Explanation</text:p>
          </table:table-cell>
          <table:covered-table-cell table:number-columns-repeated="3" table:style-name="ce15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4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3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 (+1 Scrap Metal)</text:p>
          </table:table-cell>
          <table:covered-table-cell table:number-columns-repeated="3" table:style-name="ce11"/>
          <table:table-cell table:number-columns-repeated="6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Shipyard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Weapon Forge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 table:number-columns-repeated="6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6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2">
          <table:table-cell office:value-type="string">
            <text:p>Scrap Metal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Industrial Waste</text:p>
          </table:table-cell>
          <table:table-cell table:number-columns-repeated="13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6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&lt;Consumer Sink&gt;</text:p>
          </table:table-cell>
          <table:table-cell table:number-columns-repeated="3"/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6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Hull Plating</text:p>
          </table:table-cell>
          <table:table-cell office:value-type="float" office:value="240">
            <text:p>240</text:p>
          </table:table-cell>
          <table:table-cell office:value-type="float" office:value="315">
            <text:p>315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Hydrocarbon) (+1 Lunchbox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Modules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Royal Military Base (Hull Plating, Cainan Lunchbox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Royal Military Base (Modules, Cainan Lunchbox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6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Hydrocarbon</text:p>
          </table:table-cell>
          <table:table-cell office:value-type="string" table:number-columns-spanned="7" table:number-rows-spanned="1">
            <text:p>--&gt; Ageiran Federation</text:p>
          </table:table-cell>
          <table:covered-table-cell table:number-columns-repeated="6"/>
          <table:table-cell table:number-columns-repeated="6"/>
        </table:table-row>
        <table:table-row table:style-name="ro2" table:number-rows-repeated="1048507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 style:data-style-name="N2" text:time-value="0000-00-00T21:37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3-31T23:21:00</dc:date>
    <meta:editing-duration>PT2H9M15S</meta:editing-duration>
    <meta:editing-cycles>76</meta:editing-cycles>
    <meta:generator>LibreOffice/3.6$Linux_X86_64 LibreOffice_project/360m1$Build-2</meta:generator>
    <meta:document-statistic meta:table-count="1" meta:cell-count="170" meta:object-count="0"/>
  </office:meta>
</office:document-meta>
</file>